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tab-stops>
          <style:tab-stop style:position="6.8752in" style:type="right"/>
        </style:tab-stops>
      </style:paragraph-properties>
    </style:style>
    <style:style style:name="P2" style:family="paragraph" style:parent-style-name="Footer">
      <style:paragraph-properties>
        <style:tab-stops>
          <style:tab-stop style:position="6.8752in" style:type="right"/>
        </style:tab-stops>
      </style:paragraph-properties>
    </style:style>
    <style:style style:name="P3" style:family="paragraph" style:parent-style-name="Standard">
      <style:text-properties fo:font-weight="bold" style:font-weight-asian="bold"/>
    </style:style>
    <style:style style:name="P4" style:family="paragraph" style:parent-style-name="Standard">
      <style:paragraph-properties>
        <style:tab-stops>
          <style:tab-stop style:position="2in"/>
          <style:tab-stop style:position="3.5in"/>
          <style:tab-stop style:position="5in"/>
        </style:tab-stops>
      </style:paragraph-properties>
    </style:style>
    <style:style style:name="P5" style:family="paragraph" style:parent-style-name="Standard">
      <style:paragraph-properties fo:orphans="0" fo:widows="0">
        <style:tab-stops>
          <style:tab-stop style:position="1.4937in"/>
          <style:tab-stop style:position="3.2465in"/>
          <style:tab-stop style:position="4.9984in"/>
          <style:tab-stop style:position="6.8244in"/>
        </style:tab-stops>
      </style:paragraph-properties>
    </style:style>
    <style:style style:name="P6" style:family="paragraph" style:parent-style-name="Standard">
      <style:paragraph-properties fo:margin-left="0.5in" fo:margin-right="0in" fo:orphans="0" fo:widows="0" fo:text-indent="0in" style:auto-text-indent="false">
        <style:tab-stops>
          <style:tab-stop style:position="0in"/>
          <style:tab-stop style:position="2.25in"/>
          <style:tab-stop style:position="2.7528in"/>
          <style:tab-stop style:position="3.2547in"/>
        </style:tab-stops>
      </style:paragraph-properties>
      <style:text-properties fo:color="#000000" style:font-name="Courier New" fo:font-size="12pt" style:font-size-asian="12pt"/>
    </style:style>
    <style:style style:name="P7" style:family="paragraph" style:parent-style-name="Standard">
      <style:paragraph-properties fo:margin-left="0.5in" fo:margin-right="0in" fo:line-height="150%" fo:text-indent="0in" style:auto-text-indent="false"/>
    </style:style>
    <style:style style:name="P8" style:family="paragraph" style:parent-style-name="Standard">
      <style:paragraph-properties fo:margin-left="0.5in" fo:margin-right="0in" fo:text-indent="0in" style:auto-text-indent="false"/>
      <style:text-properties fo:font-weight="bold" style:font-weight-asian="bold"/>
    </style:style>
    <style:style style:name="P9" style:family="paragraph" style:parent-style-name="Standard">
      <style:paragraph-properties fo:break-before="page"/>
    </style:style>
    <style:style style:name="P10" style:family="paragraph" style:parent-style-name="Standard">
      <style:paragraph-properties fo:break-before="page"/>
      <style:text-properties fo:font-weight="bold" style:font-weight-asian="bold" style:font-weight-complex="bold"/>
    </style:style>
    <style:style style:name="P11" style:family="paragraph" style:parent-style-name="Header">
      <style:paragraph-properties fo:break-before="page"/>
    </style:style>
    <style:style style:name="P12" style:family="paragraph" style:parent-style-name="Header">
      <style:text-properties fo:font-weight="normal" style:font-weight-asian="normal" style:font-weight-complex="bold"/>
    </style:style>
    <style:style style:name="P13" style:family="paragraph" style:parent-style-name="Header">
      <style:text-properties fo:font-weight="normal" officeooo:rsid="00071889" officeooo:paragraph-rsid="00071889" style:font-weight-asian="normal" style:font-weight-complex="bold"/>
    </style:style>
    <style:style style:name="P14" style:family="paragraph" style:parent-style-name="Standard">
      <style:paragraph-properties fo:margin-left="0.25in" fo:margin-right="0in" fo:text-indent="0in" style:auto-text-indent="false">
        <style:tab-stops>
          <style:tab-stop style:position="1.75in"/>
          <style:tab-stop style:position="3.25in"/>
          <style:tab-stop style:position="4.75in"/>
        </style:tab-stops>
      </style:paragraph-properties>
    </style:style>
    <style:style style:name="P15" style:family="paragraph" style:parent-style-name="Standard" style:master-page-name="First_20_Page">
      <style:paragraph-properties style:page-number="auto"/>
      <style:text-properties fo:font-weight="bold" style:font-weight-asian="bold"/>
    </style:style>
    <style:style style:name="P16" style:family="paragraph" style:parent-style-name="Standard" style:list-style-name="WW8Num1">
      <style:paragraph-properties fo:margin-left="2.35in" fo:margin-right="0in" fo:text-indent="0in" style:auto-text-indent="false">
        <style:tab-stops>
          <style:tab-stop style:position="0.4in"/>
        </style:tab-stops>
      </style:paragraph-properties>
    </style:style>
    <style:style style:name="P17" style:family="paragraph" style:parent-style-name="Question">
      <style:paragraph-properties fo:margin-left="0.25in" fo:margin-right="0in" fo:margin-top="0in" fo:margin-bottom="0in" style:contextual-spacing="false" fo:keep-together="auto" fo:text-indent="0in" style:auto-text-indent="false" fo:keep-with-next="auto">
        <style:tab-stops>
          <style:tab-stop style:position="1.75in"/>
          <style:tab-stop style:position="3.25in"/>
          <style:tab-stop style:position="4.75in"/>
        </style:tab-stops>
      </style:paragraph-properties>
    </style:style>
    <style:style style:name="P18" style:family="paragraph" style:parent-style-name="Question">
      <style:paragraph-properties fo:margin-left="0.25in" fo:margin-right="0in" fo:margin-top="0in" fo:margin-bottom="0in" style:contextual-spacing="false" fo:keep-together="auto" fo:text-indent="0in" style:auto-text-indent="false" fo:keep-with-next="auto">
        <style:tab-stops>
          <style:tab-stop style:position="1.75in"/>
          <style:tab-stop style:position="3.25in"/>
          <style:tab-stop style:position="4.7484in"/>
        </style:tab-stops>
      </style:paragraph-properties>
    </style:style>
    <style:style style:name="P19" style:family="paragraph" style:parent-style-name="Question">
      <style:paragraph-properties fo:margin-top="0in" fo:margin-bottom="0in" style:contextual-spacing="false" fo:keep-together="auto" fo:keep-with-next="auto"/>
    </style:style>
    <style:style style:name="P20" style:family="paragraph" style:parent-style-name="Question">
      <style:paragraph-properties fo:margin-top="0in" fo:margin-bottom="0in" style:contextual-spacing="false" fo:keep-together="auto" fo:keep-with-next="auto">
        <style:tab-stops>
          <style:tab-stop style:position="2in"/>
          <style:tab-stop style:position="3.5in"/>
          <style:tab-stop style:position="5in"/>
        </style:tab-stops>
      </style:paragraph-properties>
    </style:style>
    <style:style style:name="P21" style:family="paragraph" style:parent-style-name="Question" style:list-style-name="WW8Num2">
      <style:paragraph-properties fo:margin-left="0in" fo:margin-right="0in" fo:margin-top="0in" fo:margin-bottom="0in" style:contextual-spacing="false" fo:keep-together="auto" fo:text-indent="0in" style:auto-text-indent="false" fo:keep-with-next="auto">
        <style:tab-stops>
          <style:tab-stop style:position="1.75in"/>
          <style:tab-stop style:position="3.25in"/>
          <style:tab-stop style:position="4.75in"/>
        </style:tab-stops>
      </style:paragraph-properties>
      <style:text-properties officeooo:paragraph-rsid="00071889"/>
    </style:style>
    <style:style style:name="P22" style:family="paragraph" style:parent-style-name="Question">
      <style:paragraph-properties fo:margin-left="0in" fo:margin-right="0in" fo:margin-top="0in" fo:margin-bottom="0in" style:contextual-spacing="false" fo:text-indent="0in" style:auto-text-indent="false">
        <style:tab-stops>
          <style:tab-stop style:position="1.75in"/>
          <style:tab-stop style:position="3.25in"/>
          <style:tab-stop style:position="4.75in"/>
        </style:tab-stops>
      </style:paragraph-properties>
      <style:text-properties officeooo:rsid="00089966"/>
    </style:style>
    <style:style style:name="P23" style:family="paragraph" style:parent-style-name="Answer_20_Line" style:list-style-name="WW8Num2">
      <style:text-properties officeooo:paragraph-rsid="00071889"/>
    </style:style>
    <style:style style:name="P24" style:family="paragraph" style:parent-style-name="Answer_20_Line" style:list-style-name="WW8Num2">
      <style:paragraph-properties fo:margin-left="0.25in" fo:margin-right="0in" fo:margin-top="0in" fo:margin-bottom="0in" style:contextual-spacing="false" fo:text-indent="0in" style:auto-text-indent="false">
        <style:tab-stops>
          <style:tab-stop style:position="1.75in"/>
          <style:tab-stop style:position="3.25in"/>
          <style:tab-stop style:position="4.75in"/>
        </style:tab-stops>
      </style:paragraph-properties>
      <style:text-properties officeooo:paragraph-rsid="00071889"/>
    </style:style>
    <style:style style:name="P25" style:family="paragraph" style:parent-style-name="Answer_20_Line" style:list-style-name="WW8Num2">
      <style:paragraph-properties fo:margin-left="0.25in" fo:margin-right="0in" fo:margin-top="0in" fo:margin-bottom="0in" style:contextual-spacing="false" fo:text-indent="0in" style:auto-text-indent="false">
        <style:tab-stops>
          <style:tab-stop style:position="1.75in"/>
          <style:tab-stop style:position="3.25in"/>
          <style:tab-stop style:position="4.75in"/>
        </style:tab-stops>
      </style:paragraph-properties>
      <style:text-properties officeooo:rsid="00071889" officeooo:paragraph-rsid="00071889"/>
    </style:style>
    <style:style style:name="P26" style:family="paragraph" style:parent-style-name="Answer_20_Line" style:list-style-name="WW8Num2">
      <style:paragraph-properties fo:margin-left="0.25in" fo:margin-right="0in" fo:margin-top="0in" fo:margin-bottom="0in" style:contextual-spacing="false" fo:text-indent="0in" style:auto-text-indent="false">
        <style:tab-stops>
          <style:tab-stop style:position="1.75in"/>
          <style:tab-stop style:position="3.25in"/>
          <style:tab-stop style:position="4.75in"/>
        </style:tab-stops>
      </style:paragraph-properties>
      <style:text-properties officeooo:rsid="00071889" officeooo:paragraph-rsid="00089966"/>
    </style:style>
    <style:style style:name="P27" style:family="paragraph" style:parent-style-name="Indent_20_1">
      <style:text-properties fo:font-weight="bold" style:font-weight-asian="bold" style:font-weight-complex="bold"/>
    </style:style>
    <style:style style:name="P28" style:family="paragraph" style:parent-style-name="Indent_20_1" style:list-style-name="WW8Num2">
      <style:text-properties officeooo:paragraph-rsid="00071889"/>
    </style:style>
    <style:style style:name="P29" style:family="paragraph" style:parent-style-name="Indent_20_1">
      <style:text-properties officeooo:rsid="00071889" officeooo:paragraph-rsid="00071889"/>
    </style:style>
    <style:style style:name="P30" style:family="paragraph" style:parent-style-name="Indent_20_1" style:list-style-name="WW8Num2">
      <style:text-properties officeooo:rsid="00089966" officeooo:paragraph-rsid="00089966"/>
    </style:style>
    <style:style style:name="P31" style:family="paragraph" style:parent-style-name="Indent_20_1">
      <style:paragraph-properties fo:break-before="page"/>
    </style:style>
    <style:style style:name="T1" style:family="text">
      <style:text-properties fo:font-size="9pt" style:font-size-asian="9pt"/>
    </style:style>
    <style:style style:name="T2" style:family="text">
      <style:text-properties fo:font-size="4pt" style:font-size-asian="4pt"/>
    </style:style>
    <style:style style:name="T3" style:family="text">
      <style:text-properties fo:font-weight="bold" style:font-weight-asian="bold" style:font-weight-complex="bold"/>
    </style:style>
    <style:style style:name="T4" style:family="text">
      <style:text-properties style:text-position="sub 58%"/>
    </style:style>
    <style:style style:name="T5" style:family="text">
      <style:text-properties style:font-name="Symbol"/>
    </style:style>
    <style:style style:name="T6" style:family="text">
      <style:text-properties style:text-underline-style="solid" style:text-underline-width="auto" style:text-underline-color="font-color"/>
    </style:style>
    <style:style style:name="T7" style:family="text">
      <style:text-properties officeooo:rsid="00071889"/>
    </style:style>
    <style:style style:name="T8" style:family="text">
      <style:text-properties style:font-name="Courier 10 Pitch" style:text-underline-style="solid" style:text-underline-width="auto" style:text-underline-color="font-color"/>
    </style:style>
    <style:style style:name="T9" style:family="text">
      <style:text-properties officeooo:rsid="0008b463"/>
    </style:style>
    <style:style style:name="fr1" style:family="graphic" style:parent-style-name="Frame">
      <style:graphic-properties fo:margin-left="0.1299in" fo:margin-right="0.1299in" fo:margin-top="0.1299in" fo:margin-bottom="0.1299in" style:wrap="none" style:vertical-pos="from-top" style:vertical-rel="page"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Frame">
      <style:graphic-properties fo:margin-left="0.1299in" fo:margin-right="0.1299in" fo:margin-top="0in" fo:margin-bottom="0.1299in" style:wrap="none" style:vertical-pos="top" style:vertical-rel="page-content" style:horizontal-pos="center" style:horizontal-rel="page" fo:background-color="#ffffff" style:background-transparency="100%" style:writing-mode="lr-tb" draw:wrap-influence-on-position="once-successiv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frame draw:style-name="fr1" draw:name="Frame1" text:anchor-type="paragraph" svg:x="0.6882in" svg:y="0.5035in" svg:width="7in" svg:height="0.6in" draw:z-index="0"><draw:text-box><text:p text:style-name="Header">CETT1429<text:tab/>Name ____________________</text:p><text:p text:style-name="Header">Semester Project Amplifier<text:tab/>Date <text:s text:c="2"/>____________________</text:p><text:p text:style-name="Header"/></draw:text-box></draw:frame>Object:</text:p>
      <text:p text:style-name="P3"/>
      <text:list xml:id="list5353594753132701825" text:style-name="WW8Num2">
        <text:list-item>
          <text:p text:style-name="Indent_20_1">Design, build, and test a multistage transistor amplifier. <text:s/>The amplifier final design must meet the specifications listed below.</text:p>
        </text:list-item>
      </text:list>
      <text:p text:style-name="P8"><text:line-break/><text:line-break/>Specifications: <text:s text:c="48"/></text:p>
      <text:p text:style-name="P6"><text:s text:c="10"/></text:p>
      <text:p text:style-name="P7">Supply voltage:<text:tab/>V<text:span text:style-name="T4">CC</text:span><text:tab/><text:span text:style-name="T5"></text:span><text:tab/>15 Volts DC</text:p>
      <text:p text:style-name="P7">Supply current:<text:tab/>I<text:span text:style-name="T4">S</text:span><text:tab/><text:span text:style-name="T5"></text:span><text:tab/>200 mA at maximum output</text:p>
      <text:p text:style-name="P7">Input impedance:<text:tab/>Z<text:span text:style-name="T4">IN</text:span><text:tab/><text:span text:style-name="T5"></text:span><text:tab/>20 kilohms (measured @ 1 KHz)</text:p>
      <text:p text:style-name="P7">Voltage Gain:<text:tab/><text:tab/>A<text:span text:style-name="T4">V</text:span><text:tab/>= <text:tab/>100 +/- 5 from 100 Hz to 15 kHz </text:p>
      <text:p text:style-name="P7">Load Resistance:<text:tab/>R<text:span text:style-name="T4">L</text:span><text:tab/>=<text:tab/>1 kohm +/- 5% (AC coupled)</text:p>
      <text:p text:style-name="P7">Active devices:<text:tab/>no more than three transistors </text:p>
      <text:p text:style-name="P7">Passive devices:<text:tab/>resistors and capacitors must be standard values available in lab</text:p>
      <text:p text:style-name="Body_20_Text_20_Indent_20_2">Output voltage:<text:tab/>must be capable of a 6 volt peak-to-peak sine wave with no visible distortion when viewed on an oscilloscope</text:p>
      <text:p text:style-name="Standard"/>
      <text:list xml:id="list84916131447219" text:continue-list="list5353594753132701825" text:style-name="WW8Num2">
        <text:list-item text:start-value="1">
          <text:p text:style-name="P27">Your completed final report is due on or before <text:span text:style-name="T7">date:_______________________</text:span> <text:s/>and will not be accepted after that date. <text:s/></text:p>
        </text:list-item>
      </text:list>
      <text:p text:style-name="Standard"/>
      <text:list xml:id="list84916004678118" text:continue-list="list84916131447219" text:style-name="WW8Num2">
        <text:list-item text:start-value="1">
          <text:p text:style-name="Indent_20_1">Reports will be graded primarily on the completeness of the design, the reporting AND analysis of each change made in the circuit from the initial design to the final working version. <text:s/>All measurements and every change made from the original version in Step #2 should be carefully <text:s/>documented. <text:s/>Record why each change was made and how it changed the operation of the circuit. <text:s text:c="2"/>This is to be the basis for your grade.</text:p>
        </text:list-item>
      </text:list>
      <text:p text:style-name="Standard"/>
      <text:p text:style-name="P3">Procedure:</text:p>
      <text:p text:style-name="Standard"/>
      <text:p text:style-name="Standard"><text:span text:style-name="T6">Step #1</text:span>: <text:s/>Make decisions on</text:p>
      <text:list xml:id="list3216609537672924501" text:style-name="WW8Num1">
        <text:list-item>
          <text:p text:style-name="P16">Number of stages</text:p>
        </text:list-item>
        <text:list-item>
          <text:p text:style-name="P16">Gain of each stage </text:p>
        </text:list-item>
        <text:list-item>
          <text:p text:style-name="P16">Power supply voltage</text:p>
        </text:list-item>
      </text:list>
      <text:p text:style-name="Standard"/>
      <text:list xml:id="list84916207421348" text:continue-list="list84916004678118" text:style-name="WW8Num2">
        <text:list-item text:start-value="1">
          <text:p text:style-name="Indent_20_1">Begin working on design of the amplifier starting from the last stage. <text:s/>After the last stage design is completed, use the input impedance of the last stage as a load for the previous stage, and design that stage. <text:s/>You will probably have to rework your design several times to get the gain and input impedance correct, since changing the gain or input impedance of a stage will cause changes in all preceding stages.</text:p>
        </text:list-item>
      </text:list>
      <text:p text:style-name="P9"/>
      <text:p text:style-name="Standard"><text:span text:style-name="T6">Step #2</text:span>: <text:s/>Submit first draft of complete design for instructor's approval at the beginning of the lab period. Draw each stage on one sheet. <text:s/>Show all calculations for each stage on the same sheet. <text:s/></text:p>
      <text:p text:style-name="Standard"/>
      <text:p text:style-name="Standard">ALTERNATE APPROACH: <text:s/>Design the amplifier, construct the amplifier in Multisim, and print the Multisim schematics to attach to your calculation sheets.</text:p>
      <text:p text:style-name="Standard"/>
      <text:list xml:id="list84915793006722" text:continue-list="list84916207421348" text:style-name="WW8Num2">
        <text:list-item text:start-value="1">
          <text:p text:style-name="Indent_20_1">Your design sheet will be copied and returned to you immediately for use in the steps listed below. </text:p>
        </text:list-item>
        <text:list-item>
          <text:p text:style-name="Indent_20_1">Construct last stage and check Q-point voltage only. <text:s/>Record the Q-point voltage measured from your unchanged design on the lab data sheet. <text:s/>Then redesign to get a better Q-point, if necessary.</text:p>
        </text:list-item>
        <text:list-item>
          <text:p text:style-name="Indent_20_1">Construct middle stage (if used) and check Q-point only, recording the voltage and then redesigning, if necessary.</text:p>
        </text:list-item>
        <text:list-item>
          <text:p text:style-name="Indent_20_1">Construct first stage and check Q-point only, as in the previous stages.<text:line-break/> <text:s text:c="2"/></text:p>
        </text:list-item>
      </text:list>
      <text:p text:style-name="Standard"><text:span text:style-name="T6">Step #3</text:span>: <text:s/>After correcting Q-points (if necessary), connect stages, recheck Q-points, and input a 1 KHz, 0.06 volt peak-to-peak sine wave. <text:s/>A voltage divider may be needed to reduce the signal generator output to 0.06 volt p-p. <text:s/>Measure and record the input and output voltage of each stage, and calculate the voltage gain of each stage, and of the overall amplifier.</text:p>
      <text:p text:style-name="Standard"/>
      <text:p text:style-name="Standard"><text:span text:style-name="T6">Step #4</text:span>: <text:s/>Make final corrections to voltage gain. <text:s/>Measure Z<text:span text:style-name="T4">IN</text:span>. <text:s/>Check frequency response. <text:s/>Set up circuit for instructor evaluation with AC input.</text:p>
      <text:p text:style-name="Standard"/>
      <text:p text:style-name="Standard"><text:span text:style-name="T6">Step #5</text:span>: <text:s/>Submit final drawing, calculations, and measured data as recorded on the final data shee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Include a schematic or copy + paste one <text:s/>here.</text:p>
      <text:p text:style-name="P11">Step #1 Data Sheet<text:tab/><text:tab/>Name _________________</text:p>
      <text:p text:style-name="Header">CETT1429 Semester Project Amplifier<text:tab/><text:tab/>Date <text:s text:c="2"/>_________________</text:p>
      <text:p text:style-name="Header"/>
      <text:p text:style-name="Header"/>
      <text:p text:style-name="P12">Number of stages _______</text:p>
      <text:p text:style-name="P12"/>
      <text:p text:style-name="P12">Stage 1 gain <text:s/>_______</text:p>
      <text:p text:style-name="P12"/>
      <text:p text:style-name="P12">Stage 2 gain ________</text:p>
      <text:p text:style-name="P12"/>
      <text:p text:style-name="P12">Stage 3 gain ________</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Include a schematic or copy + paste one <text:s/>here.</text:p>
      <text:p text:style-name="P11">Step #2 Data Sheet<text:tab/><text:tab/>Name _________________</text:p>
      <text:p text:style-name="Header">CETT1429 Semester Project Amplifier<text:tab/><text:tab/>Date <text:s text:c="2"/>_________________</text:p>
      <text:p text:style-name="Header"><text:tab/><text:line-break/></text:p>
      <text:h text:style-name="P17" text:outline-level="1" text:is-list-header="true"><text:tab/>STAGE 1<text:tab/>STAGE 2<text:tab/>STAGE 3</text:h>
      <text:p text:style-name="P4"/>
      <text:list xml:id="list84916412524590" text:continue-list="list84915793006722" text:style-name="WW8Num2">
        <text:list-item text:start-value="1">
          <text:p text:style-name="Indent_20_1">List the Q-points of each stage as originally designed.<text:line-break/></text:p>
        </text:list-item>
      </text:list>
      <text:h text:style-name="P17" text:outline-level="1" text:is-list-header="true">V<text:span text:style-name="T4">CQ</text:span> (measured)<text:tab/>__________<text:tab/>__________<text:tab/>__________ volts DC</text:h>
      <text:p text:style-name="P14"/>
      <text:h text:style-name="P17" text:outline-level="1" text:is-list-header="true">V<text:span text:style-name="T4">B <text:s/></text:span>(measured)<text:tab/>__________<text:tab/>__________<text:tab/>__________ volts DC</text:h>
      <text:h text:style-name="P20" text:outline-level="1" text:is-list-header="true"/>
      <text:h text:style-name="P20" text:outline-level="1" text:is-list-header="true"/>
      <text:list xml:id="list84915080470858" text:continue-list="list84916412524590" text:style-name="WW8Num2">
        <text:list-item text:start-value="1">
          <text:p text:style-name="Indent_20_1">List changes made to correct Q-points or gain. <text:s/>Include original value of resistors, and the <text:span text:style-name="T3">actual</text:span> value used in lab.<text:line-break/></text:p>
        </text:list-item>
      </text:list>
      <text:h text:style-name="P17" text:outline-level="1" text:is-list-header="true"/>
      <text:h text:style-name="P17" text:outline-level="1" text:is-list-header="true">R<text:span text:style-name="T4">1</text:span> (original)<text:tab/> __________<text:tab/>__________<text:tab/>__________<text:line-break/><text:line-break/>R<text:span text:style-name="T4">1</text:span> (final design)<text:tab/>__________<text:tab/>__________<text:tab/>__________<text:line-break/><text:line-break/><text:line-break/>R<text:span text:style-name="T4">2</text:span> (original)<text:tab/>__________<text:tab/>__________<text:tab/>__________<text:line-break/><text:line-break/>R<text:span text:style-name="T4">2</text:span> (final design)<text:tab/>__________<text:tab/>__________<text:tab/>__________</text:h>
      <text:h text:style-name="P17" text:outline-level="1" text:is-list-header="true"/>
      <text:h text:style-name="P20" text:outline-level="1" text:is-list-header="true"/>
      <text:list xml:id="list84916566274649" text:continue-list="list84915080470858" text:style-name="WW8Num2">
        <text:list-item text:start-value="1">
          <text:p text:style-name="Indent_20_1">List the final design values for the Q-points of each stage.<text:line-break/><text:line-break/></text:p>
        </text:list-item>
      </text:list>
      <text:h text:style-name="P17" text:outline-level="1" text:is-list-header="true"><text:tab/>STAGE 1<text:tab/>STAGE 2<text:tab/>STAGE 3</text:h>
      <text:p text:style-name="P5"/>
      <text:h text:style-name="P17" text:outline-level="1" text:is-list-header="true">V<text:span text:style-name="T4">CQ</text:span> (measured)<text:tab/>__________<text:tab/>__________<text:tab/>__________ volts DC</text:h>
      <text:h text:style-name="P17" text:outline-level="1" text:is-list-header="true"/>
      <text:h text:style-name="P17" text:outline-level="1" text:is-list-header="true">V<text:span text:style-name="T4">BQ </text:span>(measured)<text:tab/>__________<text:tab/>__________<text:tab/>__________ volts DC</text:h>
      <text:p text:style-name="P5"/>
      <text:list xml:id="list84915731834590" text:continue-list="list84916566274649" text:style-name="WW8Num2">
        <text:list-item text:start-value="1">
          <text:p text:style-name="P31">Before measuring any AC voltages, connect an oscilloscope to the input, and with the input connected to the signal generator and the amplifier power on, adjust the signal generator so that the input to the amplifier output is 0.06 v p-p @ 1 KHz (sinewave). <text:s/>Do not change this setting.</text:p>
        </text:list-item>
        <text:list-item>
          <text:p text:style-name="Indent_20_1">Note that the signal generator output can be more easily adjusted if <text:s/>you use a 100:1 voltage divider on the output of the generator. <text:s/>This will reduce a 6 Vp-p signal generator output to 0.06 Vp-p</text:p>
        </text:list-item>
      </text:list>
      <text:p text:style-name="P5"/>
      <text:p text:style-name="P5"/>
      <text:h text:style-name="P17" text:outline-level="1" text:is-list-header="true">Note: <text:s/>Base the A<text:span text:style-name="T4">V</text:span>(theory) on the <text:span text:style-name="T3">actual resistors</text:span> used.</text:h>
      <text:p text:style-name="P5"/>
      <text:h text:style-name="P17" text:outline-level="1" text:is-list-header="true">A<text:span text:style-name="T4">V</text:span> (theory)<text:tab/>__________<text:tab/>__________<text:tab/>__________</text:h>
      <text:h text:style-name="P17" text:outline-level="1" text:is-list-header="true"/>
      <text:h text:style-name="P17" text:outline-level="1" text:is-list-header="true">V<text:span text:style-name="T4">IN</text:span><text:tab/><text:span text:style-name="T6">    </text:span><text:span text:style-name="T8">0.06</text:span><text:span text:style-name="T6">         </text:span><text:tab/>__________<text:tab/>__________ V p-p</text:h>
      <text:h text:style-name="P17" text:outline-level="1" text:is-list-header="true"/>
      <text:h text:style-name="P17" text:outline-level="1" text:is-list-header="true">V<text:span text:style-name="T4">OUT</text:span><text:tab/>__________<text:tab/>__________<text:tab/>__________ V p-p</text:h>
      <text:h text:style-name="P18" text:outline-level="1" text:is-list-header="true"/>
      <text:h text:style-name="P17" text:outline-level="1" text:is-list-header="true">Av (V<text:span text:style-name="T4">OUT</text:span>/V<text:span text:style-name="T4">IN</text:span>)<text:tab/>__________<text:tab/>__________<text:tab/>__________</text:h>
      <text:p text:style-name="Answer_20_Line"/>
      <text:p text:style-name="Standard"/>
      <text:list xml:id="list84915166890125" text:continue-list="list84915731834590" text:style-name="WW8Num2">
        <text:list-item text:start-value="1">
          <text:p text:style-name="Indent_20_1">Explain why you think the voltage gains you have measured are not the same as the theoretical gain calculated for each stage. <text:s/>Explain what you intend to do to correct the gain.</text:p>
        </text:list-item>
      </text:list>
      <text:p text:style-name="Standard"/>
      <text:p text:style-name="Standard"><draw:frame draw:style-name="fr2" draw:name="Frame2" text:anchor-type="paragraph" svg:width="7in" svg:height="0.6in" draw:z-index="1"><draw:text-box><text:p text:style-name="P11">Step #3 Data Sheet<text:tab/><text:tab/>Name _________________</text:p><text:p text:style-name="Header">CETT1429 Semester Project Amplifier<text:tab/><text:tab/>Date <text:s text:c="2"/>_________________</text:p></draw:text-box></draw:frame></text:p>
      <text:p text:style-name="P10">This sheet is to be completed by the laboratory instructor. <text:s text:c="2"/>Set up and test the complete amplifier, and then tell the laboratory instructor that you are ready for final check.</text:p>
      <text:h text:style-name="P19" text:outline-level="1" text:is-list-header="true"/>
      <text:list xml:id="list84915897417965" text:continue-list="list84915166890125" text:style-name="WW8Num2">
        <text:list-item text:start-value="1">
          <text:p text:style-name="Indent_20_1"><draw:frame draw:style-name="fr1" draw:name="Frame3" text:anchor-type="paragraph" svg:x="0.6882in" svg:y="1.1283in" svg:width="7in" svg:height="0.6in" draw:z-index="2"><draw:text-box><text:p text:style-name="P11">FINAL DATA SHEET<text:tab/><text:tab/>Name _________________</text:p><text:p text:style-name="Header">CETT1429 Semester Project Amplifier<text:tab/><text:tab/>Date <text:s text:c="2"/>_________________</text:p></draw:text-box></draw:frame>All measurements recorded below should be made with the laboratory oscilloscopes. <text:s/></text:p>
        </text:list-item>
        <text:list-item>
          <text:p text:style-name="Indent_20_1">Before measuring any voltages, connect an oscilloscope to the final load resistor and to the input, and with the input connected to the signal generator and the amplifier power on, adjust the signal generator so that the amplifier output is 6 V p-p (2.12 V RMS) @ 1 KHz (sinewave). <text:s/></text:p>
        </text:list-item>
        <text:list-item>
          <text:p text:style-name="Indent_20_1">If your circuit is not capable of 6 V p-p output, reduce the input until the output is undistorted, record V<text:span text:style-name="T4">OUT</text:span>, and proceed with the measurements, substituting your output voltage for 6 V.</text:p>
        </text:list-item>
      </text:list>
      <text:p text:style-name="P5"/>
      <text:h text:style-name="P17" text:outline-level="1" text:is-list-header="true"><text:tab/>STAGE 1<text:tab/>STAGE 2<text:tab/>STAGE 3</text:h>
      <text:h text:style-name="P17" text:outline-level="1" text:is-list-header="true">A<text:span text:style-name="T4">V</text:span> (theory)<text:tab/>__________<text:tab/>__________<text:tab/>__________</text:h>
      <text:h text:style-name="P17" text:outline-level="1" text:is-list-header="true"/>
      <text:h text:style-name="P17" text:outline-level="1" text:is-list-header="true">V<text:span text:style-name="T4">IN</text:span><text:tab/><text:span text:style-name="T6">    0.06         </text:span><text:tab/>__________<text:tab/>__________ V p-p</text:h>
      <text:h text:style-name="P17" text:outline-level="1" text:is-list-header="true"/>
      <text:h text:style-name="P17" text:outline-level="1" text:is-list-header="true">V<text:span text:style-name="T4">OUT</text:span><text:tab/>__________<text:tab/>__________<text:tab/>__________ <text:s/>V p-p</text:h>
      <text:h text:style-name="P18" text:outline-level="1" text:is-list-header="true"/>
      <text:h text:style-name="P17" text:outline-level="1" text:is-list-header="true">A<text:span text:style-name="T4">V</text:span> (V<text:span text:style-name="T4">OUT</text:span>/V<text:span text:style-name="T4">IN</text:span>)<text:tab/>__________<text:tab/>__________<text:tab/>__________</text:h>
      <text:h text:style-name="P17" text:outline-level="1" text:is-list-header="true"/>
      <text:list xml:id="list84916049149752" text:continue-list="list84915897417965" text:style-name="WW8Num2">
        <text:list-item text:start-value="1">
          <text:p text:style-name="Indent_20_1">Measure Z<text:span text:style-name="T4">IN</text:span> by placing a 22 K resistor in series with the input, readjusting the signal generator to produce 6 V p-p at the output, and calculating Z<text:span text:style-name="T4">IN</text:span> using Ohm's Law.<text:line-break/><text:line-break/>Z<text:span text:style-name="T4">IN</text:span> (theory)<text:tab/>__________<text:line-break/><text:line-break/>Z<text:span text:style-name="T4">IN</text:span> (measured)<text:tab/>__________<text:line-break/></text:p>
        </text:list-item>
        <text:list-item>
          <text:p text:style-name="P28">Measure the voltage gain at the minimum and maximum frequencies specified at the beginning of this laboratory.<text:line-break/><text:line-break/>A<text:span text:style-name="T4">V</text:span> (overall) @ 1KHz = Av (V<text:span text:style-name="T4">OUT3</text:span>/V<text:span text:style-name="T4">IN1</text:span>) = __________ (from data above)</text:p>
        </text:list-item>
        <text:list-item>
          <text:p text:style-name="P23"/>
          <text:h text:style-name="P21" text:outline-level="1">A<text:span text:style-name="T4">V</text:span> (overall) @ 100 Hz = __________ <text:line-break/><text:line-break/>A<text:span text:style-name="T4">V</text:span> (overall) @ 15 KHz = __________</text:h>
        </text:list-item>
        <text:list-item>
          <text:p text:style-name="P24"/>
        </text:list-item>
        <text:list-item>
          <text:p text:style-name="P29">Attach LTSpice simulation and plot printouts</text:p>
        </text:list-item>
        <text:list-item>
          <text:p text:style-name="P25"/>
        </text:list-item>
        <text:list-item>
          <text:p text:style-name="P29">Attach Fritzing or other CAD drawings</text:p>
        </text:list-item>
        <text:list-item>
          <text:p text:style-name="P25"/>
        </text:list-item>
        <text:list-item>
          <text:p text:style-name="P29">Attach or email waveforms from oscilloscope indicating that <text:span text:style-name="T9">the</text:span> amplifier meets specifications.</text:p>
        </text:list-item>
        <text:list-item>
          <text:p text:style-name="P24"/>
        </text:list-item>
        <text:list-item>
          <text:p text:style-name="P30">Bonus: Attach a PCB design from Fritzing or some other CAD package</text:p>
        </text:list-item>
        <text:list-item>
          <text:p text:style-name="P26"/>
        </text:list-item>
      </text:list>
      <text:h text:style-name="P22"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paragraph-properties fo:margin-top="0in" fo:margin-bottom="0.0835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Standard" style:class="text">
      <style:paragraph-properties fo:margin-top="0.1665in" fo:margin-bottom="0.0417in" style:contextual-spacing="false" fo:keep-with-next="always"/>
      <style:text-properties fo:font-size="14pt" fo:font-weight="bold" style:letter-kerning="true" style:font-size-asian="14pt" style:font-weight-asian="bold"/>
    </style:style>
    <style:style style:name="List" style:family="paragraph" style:parent-style-name="Text_20_body" style:class="list">
      <style:text-properties style:font-name-complex="Tahoma1" style:font-family-complex="Tahoma"/>
    </style:style>
    <style:style style:name="Header" style:family="paragraph" style:class="extra">
      <style:paragraph-properties fo:orphans="0" fo:widows="0">
        <style:tab-stops>
          <style:tab-stop style:position="4in"/>
        </style:tab-stops>
      </style:paragraph-properties>
      <style:text-properties style:use-window-font-color="true" style:font-name="Arial" fo:font-family="Arial" style:font-family-generic="swiss" style:font-pitch="variable" fo:font-size="14pt" fo:language="en" fo:country="US" fo:font-weight="bold" style:font-name-asian="Times New Roman" style:font-family-asian="'Times New Roman'" style:font-family-generic-asian="roman" style:font-pitch-asian="variable" style:font-size-asian="14pt" style:language-asian="en" style:country-asian="US" style:font-weight-asian="bold" style:font-name-complex="Times New Roman" style:font-family-complex="'Times New Roman'" style:font-family-generic-complex="roman" style:font-pitch-complex="variable" style:font-size-complex="10pt" style:language-complex="ar" style:country-complex="SA"/>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Question" style:family="paragraph" style:parent-style-name="Standard" style:next-style-name="Answer_20_Line" style:default-outline-level="1">
      <style:paragraph-properties fo:margin-left="0in" fo:margin-right="0in" fo:margin-top="0.1665in" fo:margin-bottom="0in" style:contextual-spacing="false" fo:keep-together="always" fo:text-indent="0in" style:auto-text-indent="false" fo:keep-with-next="always"/>
    </style:style>
    <style:style style:name="Answer_20_Line" style:display-name="Answer Line" style:family="paragraph" style:parent-style-name="Standard" style:next-style-name="Question">
      <style:paragraph-properties fo:margin-top="0in" fo:margin-bottom="0.0555in" style:contextual-spacing="false" fo:text-align="end" style:justify-single-word="false" fo:keep-together="always" fo:orphans="0" fo:widows="0"/>
    </style:style>
    <style:style style:name="Choices" style:family="paragraph" style:parent-style-name="Standard" style:default-outline-level="2">
      <style:paragraph-properties fo:margin-left="0in" fo:margin-right="0in" fo:margin-top="0.0417in" fo:margin-bottom="0in" style:contextual-spacing="false" fo:keep-together="always" fo:text-indent="0in" style:auto-text-indent="false" fo:keep-with-next="always"/>
    </style:style>
    <style:style style:name="Indent_20_1" style:display-name="Indent 1" style:family="paragraph" style:parent-style-name="Standard" style:list-style-name="WW8Num2">
      <style:paragraph-properties fo:margin-left="0in" fo:margin-right="0in" fo:margin-top="0in" fo:margin-bottom="0.0835in" style:contextual-spacing="false" fo:text-indent="0in" style:auto-text-indent="false"/>
    </style:style>
    <style:style style:name="Style1" style:family="paragraph">
      <style:paragraph-properties fo:keep-together="always" fo:orphans="2" fo:widows="2">
        <style:tab-stops>
          <style:tab-stop style:position="0.75in" style:type="center"/>
          <style:tab-stop style:position="1.6252in" style:type="center"/>
          <style:tab-stop style:position="2.75in" style:type="center"/>
          <style:tab-stop style:position="3.6252in" style:type="center"/>
          <style:tab-stop style:position="5in" style:type="center"/>
          <style:tab-stop style:position="5.75in" style:type="center"/>
        </style:tab-stops>
      </style:paragraph-properties>
      <style:text-properties style:use-window-font-color="true" style:font-name="Arial" fo:font-family="Arial" style:font-family-generic="swiss"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No_20_Number" style:display-name="No Number" style:family="paragraph">
      <style:paragraph-properties fo:margin-left="0.4in" fo:margin-right="0in" fo:margin-top="0.2in" fo:margin-bottom="0in" style:contextual-spacing="false" fo:text-align="justify" style:justify-single-word="false" fo:keep-together="always" fo:orphans="2" fo:widows="2" fo:text-indent="-0.15in" style:auto-text-indent="false"/>
      <style:text-properties fo:color="#000000"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Body_20_Text_20_Indent_20_2" style:display-name="Body Text Indent 2" style:family="paragraph" style:parent-style-name="Standard">
      <style:paragraph-properties fo:margin-left="2in" fo:margin-right="0in" fo:line-height="150%" fo:text-indent="-1.5in" style:auto-text-indent="false"/>
    </style:style>
    <style:style style:name="Page_20_Number" style:display-name="Page Number" style:family="text" style:parent-style-name="Default_20_Paragraph_20_Font"/>
    <style:style style:name="WW8Num1z0" style:family="text">
      <style:text-properties style:font-name="Wingdings" fo:font-family="Wingdings" style:font-pitch="variable" style:font-charset="x-symbol"/>
    </style:style>
    <style:style style:name="WW8Num2z0" style:family="text">
      <style:text-properties style:font-name="Wingdings" fo:font-family="Wingdings" style:font-pitch="variable" style:font-charset="x-symbol" fo:font-size="8pt" style:font-size-asian="8p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prefix="(" style:num-suffix=")" style:num-format="A" style:num-letter-sync="true">
        <style:list-level-properties text:space-before="0.25in" text:min-label-width="0.3in"/>
      </text:outline-level-style>
      <text:outline-level-style text:level="3" style:num-suffix=")" style:num-format="i">
        <style:list-level-properties text:space-before="0.5in" text:min-label-width="0.25in"/>
      </text:outline-level-style>
      <text:outline-level-style text:level="4" style:num-prefix="(" style:num-suffix=")" style:num-format="1">
        <style:list-level-properties text:space-before="0.75in" text:min-label-width="0.25in"/>
      </text:outline-level-style>
      <text:outline-level-style text:level="5" style:num-prefix="(" style:num-suffix=")" style:num-format="a" style:num-letter-sync="true">
        <style:list-level-properties text:space-before="1in" text:min-label-width="0.25in"/>
      </text:outline-level-style>
      <text:outline-level-style text:level="6" style:num-prefix="(" style:num-suffix=")" style:num-format="i">
        <style:list-level-properties text:space-before="1.25in" text:min-label-width="0.25in"/>
      </text:outline-level-style>
      <text:outline-level-style text:level="7" style:num-suffix="." style:num-format="1">
        <style:list-level-properties text:space-before="1.5in" text:min-label-width="0.25in"/>
      </text:outline-level-style>
      <text:outline-level-style text:level="8" style:num-suffix="." style:num-format="a" style:num-letter-sync="true">
        <style:list-level-properties text:space-before="1.75in" text:min-label-width="0.25in"/>
      </text:outline-level-style>
      <text:outline-level-style text:level="9" style:num-suffix="." style:num-format="i">
        <style:list-level-properties text:space-before="2in" text:min-label-width="0.2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15in" text:min-label-width="0.0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list-level-style-number text:level="1" style:num-suffix="." style:num-format="1">
        <style:list-level-properties/>
      </text:list-level-style-number>
      <text:list-level-style-number text:level="2" style:num-prefix="(" style:num-suffix=")" style:num-format="A" style:num-letter-sync="true">
        <style:list-level-properties text:space-before="0.25in" text:min-label-width="0.3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ab-stops>
          <style:tab-stop style:position="6.8752in" style:type="right"/>
        </style:tab-stops>
      </style:paragraph-properties>
    </style:style>
    <style:style style:name="MP2" style:family="paragraph" style:parent-style-name="Footer">
      <style:paragraph-properties>
        <style:tab-stops>
          <style:tab-stop style:position="6.8752in" style:type="right"/>
        </style:tab-stops>
      </style:paragraph-properties>
    </style:style>
    <style:style style:name="MT1" style:family="text">
      <style:text-properties fo:font-size="9pt" style:font-size-asian="9pt"/>
    </style:style>
    <style:style style:name="MT2" style:family="text">
      <style:text-properties fo:font-size="4pt" style:font-size-asian="4pt"/>
    </style:style>
    <style:page-layout style:name="Mpm1">
      <style:page-layout-properties fo:page-width="8.5in" fo:page-height="11in" style:num-format="1" style:print-orientation="portrait" fo:margin-top="0in" fo:margin-bottom="0.3in" fo:margin-left="0.75in" fo:margin-right="0.75in" style:writing-mode="lr-tb" style:layout-grid-color="#c0c0c0" style:layout-grid-lines="42"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0.5in" fo:margin-bottom="0.3in" fo:margin-left="0.75in" fo:margin-right="0.7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461in" style:dynamic-spacing="true"/>
      </style:footer-style>
    </style:page-layout>
    <number:date-style style:name="N120">
      <number:day/>
      <number:text>-</number:text>
      <number:month number:textual="true"/>
      <number:text>-</number:text>
      <number:year/>
    </number:date-style>
  </office:automatic-styles>
  <office:master-styles>
    <style:master-page style:name="Standard" style:page-layout-name="Mpm1">
      <style:header>
        <text:p text:style-name="Header"/>
      </style:header>
      <style:footer>
        <text:p text:style-name="MP1"><text:span text:style-name="MT1">Page </text:span><text:span text:style-name="Page_20_Number"><text:span text:style-name="MT1"><text:page-number text:select-page="current">4</text:page-number></text:span></text:span><text:span text:style-name="Page_20_Number"><text:span text:style-name="MT1"> of </text:span></text:span><text:span text:style-name="Page_20_Number"><text:span text:style-name="MT1"><text:page-count style:num-format="1">6</text:page-count></text:span></text:span></text:p>
        <text:p text:style-name="Footer"/>
      </style:footer>
    </style:master-page>
    <style:master-page style:name="First_20_Page" style:display-name="First Page" style:page-layout-name="Mpm2" style:next-style-name="Standard">
      <style:footer>
        <text:p text:style-name="MP2"><text:span text:style-name="MT2"><text:file-name text:display="name-and-extension">Lab_-_Semester_Project.odt</text:file-name></text:span><text:span text:style-name="MT2"> <text:s/></text:span><text:span text:style-name="MT2"><text:modification-date style:data-style-name="N120">20-Nov-14</text:modification-date></text:span><text:tab/><text:span text:style-name="MT1">Page </text:span><text:span text:style-name="Page_20_Number"><text:span text:style-name="MT1"><text:page-number text:select-page="current">1</text:page-number></text:span></text:span><text:span text:style-name="Page_20_Number"><text:span text:style-name="MT1"> of </text:span></text:span><text:span text:style-name="Page_20_Number"><text:span text:style-name="MT1"><text:page-count style:num-format="1">6</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dc:title>1</dc:title>
    <meta:initial-creator>..</meta:initial-creator>
    <meta:creation-date>2001-12-03T14:40:00</meta:creation-date>
    <dc:date>2014-11-20T08:45:12.012428009</dc:date>
    <meta:print-date>2014-11-20T08:45:00.772689652</meta:print-date>
    <meta:editing-cycles>19</meta:editing-cycles>
    <meta:editing-duration>P3DT2H7M23S</meta:editing-duration>
    <meta:document-statistic meta:table-count="0" meta:image-count="0" meta:object-count="0" meta:page-count="6" meta:paragraph-count="88" meta:word-count="1171" meta:character-count="7218" meta:non-whitespace-character-count="5980"/>
    <meta:user-defined meta:name="Info 1"/>
    <meta:user-defined meta:name="Info 2"/>
    <meta:user-defined meta:name="Info 3"/>
    <meta:user-defined meta:name="Info 4"/>
  </office:meta>
</office:document-meta>
</file>